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ae1" officeooo:paragraph-rsid="00191ae1"/>
    </style:style>
    <style:style style:name="P2" style:family="paragraph" style:parent-style-name="Standard">
      <style:text-properties officeooo:rsid="001ae7c5" officeooo:paragraph-rsid="001ae7c5"/>
    </style:style>
    <style:style style:name="T1" style:family="text">
      <style:text-properties officeooo:rsid="001ae7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 1 :</text:p>
      <text:p text:style-name="P1"/>
      <text:p text:style-name="P1">PID getty = 2 (ici, pid : distance entre la racine et processus)</text:p>
      <text:p text:style-name="P1">PID init : 1</text:p>
      <text:p text:style-name="P1">PPID Getty : 1</text:p>
      <text:p text:style-name="P1">PPID init : 0 (id du daron)</text:p>
      <text:p text:style-name="P1"/>
      <text:p text:style-name="P1"/>
      <text:p text:style-name="P1">Ex 2 :</text:p>
      <text:p text:style-name="P1"><text:span text:style-name="T1">1</text:span>:</text:p>
      <text:p text:style-name="P1"/>
      <text:p text:style-name="P1">la dernière ligneest la ligne d ‘éxecution de ps aux. Son état au moment de l’affichage est élu (en cours) et celui lors de la lecture terminée</text:p>
      <text:p text:style-name="P1"/>
      <text:p text:style-name="P1"><text:span text:style-name="T1">2 </text:span>:</text:p>
      <text:p text:style-name="P1"/>
      <text:p text:style-name="P1">La dernière ligne d’exécution est celle de firefox. Son était lors de l’affichage était en cours (élu) e lors de la lecture, c pareil (élu)</text:p>
      <text:p text:style-name="P1"/>
      <text:p text:style-name="P1"/>
      <text:p text:style-name="P1">Ex 3 :</text:p>
      <text:p text:style-name="P1"/>
      <text:p text:style-name="P1">1 :</text:p>
      <text:p text:style-name="P1"/>
      <text:p text:style-name="P1">lorsque 4 voitures ont une situation d’interblocage et qu’ils viennent tous en meme temps</text:p>
      <text:p text:style-name="P1"/>
      <text:p text:style-name="P2">2 :</text:p>
      <text:p text:style-name="P2"/>
      <text:p text:style-name="P2">a : on px avoir ce genre de configuration en feux de routes</text:p>
      <text:p text:style-name="P2"/>
      <text:p text:style-name="P2">b :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A : Rouge</text:p>
      <text:p text:style-name="P2"/>
      <text:p text:style-name="P2">B : Orange</text:p>
      <text:p text:style-name="P2"/>
      <text:p text:style-name="P2">AB : Vert</text:p>
      <text:p text:style-name="P2"/>
      <text:p text:style-name="P2">Affichage</text:p>
      <text:p text:style-name="P2"/>
      <text:p text:style-name="P2"/>
      <text:p text:style-name="P1"/>
      <text:p text:style-name="P2">A : Rouge</text:p>
      <text:p text:style-name="P2"/>
      <text:p text:style-name="P2">BC : Orange</text:p>
      <text:p text:style-name="P2"/>
      <text:p text:style-name="P2">Affichage</text:p>
      <text:p text:style-name="P2"/>
      <text:p text:style-name="P2">CA : Rouge</text:p>
      <text:p text:style-name="P2"/>
      <text:p text:style-name="P2">Affichage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12:21:11.959740025</meta:creation-date>
    <dc:date>2026-01-22T12:41:37.336950499</dc:date>
    <meta:editing-duration>PT8M32S</meta:editing-duration>
    <meta:editing-cycles>1</meta:editing-cycles>
    <meta:document-statistic meta:table-count="0" meta:image-count="0" meta:object-count="0" meta:page-count="2" meta:paragraph-count="25" meta:word-count="146" meta:character-count="665" meta:non-whitespace-character-count="543"/>
    <meta:generator>LibreOffice/24.2.7.2$Linux_X86_64 LibreOffice_project/420$Build-2</meta:generator>
  </office:meta>
</office:document-meta>
</file>